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a5e" officeooo:paragraph-rsid="0005f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6</text:p>
      <text:p text:style-name="P1">1º. Genera 20 imágenes aleatorios desde randomuser (alternando hombres/mujeres)</text:p>
      <text:p text:style-name="P1">2º Muestra una imagen de referencia (también random) en la parte superior</text:p>
      <text:p text:style-name="P1">3º Busca dicha imagen de referencia en el panel inferior. Si aciertas al hacer click alert OK, si no alert Err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54:00.399893557</meta:creation-date>
    <dc:date>2023-11-20T10:55:38.253815288</dc:date>
    <meta:editing-duration>PT1M38S</meta:editing-duration>
    <meta:editing-cycles>1</meta:editing-cycles>
    <meta:document-statistic meta:table-count="0" meta:image-count="0" meta:object-count="0" meta:page-count="1" meta:paragraph-count="4" meta:word-count="44" meta:character-count="274" meta:non-whitespace-character-count="234"/>
    <meta:generator>LibreOffice/7.3.7.2$Linux_X86_64 LibreOffice_project/30$Build-2</meta:generator>
  </office:meta>
</office:document-meta>
</file>